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b0e2" officeooo:paragraph-rsid="003cb0e2"/>
    </style:style>
    <style:style style:name="P2" style:family="paragraph" style:parent-style-name="Heading_20_1" style:master-page-name="Right_20_Page">
      <style:paragraph-properties style:page-number="auto"/>
      <style:text-properties officeooo:rsid="003cb0e2" officeooo:paragraph-rsid="003cb0e2"/>
    </style:style>
    <style:style style:name="P3" style:family="paragraph" style:parent-style-name="Heading_20_3">
      <style:paragraph-properties fo:break-before="page"/>
      <style:text-properties officeooo:rsid="003cb0e2" officeooo:paragraph-rsid="003cb0e2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3cb0e2"/>
    </style:style>
    <style:style style:name="T4" style:family="text">
      <style:text-properties officeooo:rsid="003ea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bwebs and Dust</text:h>
      <text:h text:style-name="Heading_20_2" text:outline-level="2">(<text:span text:style-name="T2">Gordon Lightfoot</text:span>)</text:h>
      <text:p text:style-name="Text_20_body">Time Signature: <text:span text:style-name="T1">4</text:span>/4</text:p>
      <text:p text:style-name="Text_20_body">Chords: <text:span text:style-name="T2">C, F, G</text:span></text:p>
      <text:p text:style-name="Text_20_body">Tempo: 1<text:span text:style-name="T3">0</text:span>0 - 1<text:span text:style-name="T3">2</text:span>0 BPM</text:p>
      <text:h text:style-name="P3" text:outline-level="3">[INTRO]</text:h>
      <text:p text:style-name="P1">C</text:p>
      <text:h text:style-name="Heading_20_3" text:outline-level="3">[VERSE 1]</text:h>
      <text:p text:style-name="P1">C <text:s text:c="14"/>F</text:p>
      <text:p text:style-name="P1">Island goodbye, island goodbye</text:p>
      <text:p text:style-name="P1"><text:span text:style-name="T4">C</text:span> <text:s text:c="28"/>G <text:s text:c="9"/>C</text:p>
      <text:p text:style-name="P1">We been too long together, my island and I</text:p>
      <text:p text:style-name="P1">C <text:s text:c="20"/>F</text:p>
      <text:p text:style-name="P1">'Cross the blue sea, 'cross the blue sea</text:p>
      <text:p text:style-name="P1"><text:s text:c="8"/>C <text:s text:c="20"/>G <text:s text:c="9"/>C</text:p>
      <text:p text:style-name="P1">We been too long together, my island and me</text:p>
      <text:h text:style-name="Heading_20_3" text:outline-level="3">[CHORUS]</text:h>
      <text:p text:style-name="P1">C <text:s text:c="16"/>F</text:p>
      <text:p text:style-name="P1">Cobwebs and dust, cobwebs and dust</text:p>
      <text:p text:style-name="P1">C <text:s text:c="22"/>G <text:s text:c="11"/>C</text:p>
      <text:p text:style-name="P1">I hate to leave you but leave you, I must</text:p>
      <text:p text:style-name="P1">C <text:s text:c="21"/>F</text:p>
      <text:p text:style-name="P1">Float through the sky, float through the sky</text:p>
      <text:p text:style-name="P1"><text:s text:c="8"/>C <text:s text:c="20"/>G <text:s text:c="10"/>C</text:p>
      <text:p text:style-name="P1">We been too long together, my cobwebs and I</text:p>
      <text:h text:style-name="Heading_20_3" text:outline-level="3">[VERSE 2]</text:h>
      <text:p text:style-name="P1">C <text:s text:c="16"/>F</text:p>
      <text:p text:style-name="P1">Troubles goodbye, troubles goodbye</text:p>
      <text:p text:style-name="P1">C <text:s text:c="28"/>G <text:s text:c="11"/>C</text:p>
      <text:p text:style-name="P1">We been too long together, my troubles and I</text:p>
      <text:p text:style-name="P1">C <text:s text:c="20"/>F</text:p>
      <text:p text:style-name="P1">'Cross the blue sea, 'cross the blue sea</text:p>
      <text:p text:style-name="P1"><text:s text:c="8"/>C <text:s text:c="20"/>G <text:s text:c="11"/>C</text:p>
      <text:p text:style-name="P1">We been too long together, my troubles and me</text:p>
      <text:h text:style-name="Heading_20_3" text:outline-level="3">[CHORUS]</text:h>
      <text:p text:style-name="P1">C <text:s text:c="16"/>F</text:p>
      <text:p text:style-name="P1">Cobwebs and dust, cobwebs and dust</text:p>
      <text:p text:style-name="P1"><text:span text:style-name="T4">C</text:span> <text:s text:c="22"/>G <text:s text:c="11"/>C</text:p>
      <text:p text:style-name="P1">I hate to leave you but leave you, I must</text:p>
      <text:p text:style-name="P1">C <text:s text:c="21"/>F</text:p>
      <text:p text:style-name="P1">Float through the sky, float through the sky</text:p>
      <text:p text:style-name="P1"><text:s text:c="8"/>C <text:s text:c="20"/>G <text:s text:c="10"/>C</text:p>
      <text:p text:style-name="P1">We been too long together, my cobwebs and I</text:p>
      <text:p text:style-name="P1"/>
      <text:h text:style-name="Heading_20_3" text:outline-level="3"><text:soft-page-break/>[VERSE 3]</text:h>
      <text:p text:style-name="P1">C <text:s text:c="15"/>F</text:p>
      <text:p text:style-name="P1">Unlock the gate, unlock the gate</text:p>
      <text:p text:style-name="P1">C <text:s text:c="24"/>G <text:s text:c="6"/>C</text:p>
      <text:p text:style-name="P1">Lower the drawbridge, the hour is late</text:p>
      <text:p text:style-name="P1">C <text:s text:c="16"/>F</text:p>
      <text:p text:style-name="P1">Whom shall it be? Whom shall it be?</text:p>
      <text:p text:style-name="P1"><text:s text:c="8"/>C <text:s text:c="20"/>G <text:s text:c="13"/>C</text:p>
      <text:p text:style-name="P1">We been too long together, my drawbridge and me</text:p>
      <text:h text:style-name="Heading_20_3" text:outline-level="3">[CHORUS]</text:h>
      <text:p text:style-name="P1">C <text:s text:c="16"/>F</text:p>
      <text:p text:style-name="P1">Cobwebs and dust, cobwebs and dust</text:p>
      <text:p text:style-name="P1">C <text:s text:c="22"/>G <text:s text:c="11"/>C</text:p>
      <text:p text:style-name="P1">I hate to leave you but leave you, I must</text:p>
      <text:p text:style-name="P1">C <text:s text:c="21"/>F</text:p>
      <text:p text:style-name="P1">Float through the sky, float through the sky</text:p>
      <text:p text:style-name="P1"><text:s text:c="8"/>C <text:s text:c="20"/>G <text:s text:c="10"/>C</text:p>
      <text:p text:style-name="P1">We been too long together, my cobwebs and I</text:p>
      <text:h text:style-name="Heading_20_3" text:outline-level="3">[VERSE 4]</text:h>
      <text:p text:style-name="P1">C <text:s text:c="19"/>F</text:p>
      <text:p text:style-name="P1">Tear down the walls, tear down the walls</text:p>
      <text:p text:style-name="P1">C <text:s text:c="21"/>G <text:s text:c="9"/>C</text:p>
      <text:p text:style-name="P1">Gather my treasure and scatter it all</text:p>
      <text:p text:style-name="P1">C <text:s text:c="19"/>F</text:p>
      <text:p text:style-name="P1">'Cross the blue sea, 'cross the blue sea</text:p>
      <text:p text:style-name="P1"><text:s text:c="8"/>C <text:s text:c="20"/>G <text:s text:c="11"/>C</text:p>
      <text:p text:style-name="P1">We been too long together, my treasure and me</text:p>
      <text:h text:style-name="Heading_20_3" text:outline-level="3">[VERSE 5]</text:h>
      <text:p text:style-name="P1">C <text:s text:c="15"/>F</text:p>
      <text:p text:style-name="P1">Run to her side, run to her side</text:p>
      <text:p text:style-name="P1">C <text:s text:c="24"/>G <text:s text:c="6"/>C</text:p>
      <text:p text:style-name="P1">Run to my island and make her yer bride</text:p>
      <text:p text:style-name="P1">C <text:s text:c="16"/>F</text:p>
      <text:p text:style-name="P1">Whom shall it be? Whom shall it be?</text:p>
      <text:p text:style-name="P1"><text:s text:c="8"/>C <text:s text:c="20"/>G <text:s text:c="9"/>C</text:p>
      <text:p text:style-name="P1">We been too long together, my island and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9M41S</meta:editing-duration>
    <meta:editing-cycles>46</meta:editing-cycles>
    <meta:generator>LibreOffice/4.3.3.2$Linux_X86_64 LibreOffice_project/430m0$Build-2</meta:generator>
    <dc:title>Lyrics + Chords</dc:title>
    <dc:date>2017-04-08T19:36:15.629775927</dc:date>
    <meta:print-date>2017-04-03T12:23:29.985893000</meta:print-date>
    <meta:document-statistic meta:table-count="0" meta:image-count="0" meta:object-count="0" meta:page-count="3" meta:paragraph-count="79" meta:word-count="367" meta:character-count="2413" meta:non-whitespace-character-count="12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